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>
        <style:tab-stops>
          <style:tab-stop style:type="left" style:position="5.583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5.5833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5.583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5.5833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5.583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5.5833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5.5833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5.5833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/>
      <text:p text:style-name="Normal"><draw:frame draw:style-name="a0" draw:name="Image 1" text:anchor-type="as-char" svg:x="0in" svg:y="0in" svg:width="6.3in" svg:height="6.0555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p text:style-name="P3"/>
      <text:p text:style-name="P4"><draw:frame draw:style-name="a1" draw:name="Image 2" text:anchor-type="as-char" svg:x="0in" svg:y="0in" svg:width="6.3in" svg:height="5.7618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5"><text:tab/></text:p>
      <text:p text:style-name="P6"/>
      <text:p text:style-name="P7"/>
      <text:p text:style-name="P8"/>
      <text:p text:style-name="P9"/>
      <text:p text:style-name="P10"/>
      <text:p text:style-name="P11"/>
      <text:soft-page-break/>
      <text:p text:style-name="P12"><draw:frame draw:style-name="a2" draw:name="Image 3" text:anchor-type="as-char" svg:x="0in" svg:y="0in" svg:width="6.3in" svg:height="4.4493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0-05-14T10:43:00Z</meta:creation-date>
    <dc:date>2020-05-14T10:45:00Z</dc:date>
    <meta:template xlink:href="Normal" xlink:type="simple"/>
    <meta:editing-cycles>1</meta:editing-cycles>
    <meta:editing-duration>PT120S</meta:editing-duration>
    <meta:document-statistic meta:page-count="3" meta:paragraph-count="1" meta:word-count="4" meta:character-count="29" meta:row-count="1" meta:non-whitespace-character-count="26"/>
  </office:meta>
</office:document-meta>
</file>